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cc7" officeooo:paragraph-rsid="00193cc7"/>
    </style:style>
    <style:style style:name="P2" style:family="paragraph" style:parent-style-name="Standard">
      <style:text-properties officeooo:rsid="001969f0" officeooo:paragraph-rsid="001969f0"/>
    </style:style>
    <style:style style:name="P3" style:family="paragraph" style:parent-style-name="Standard">
      <style:text-properties officeooo:rsid="001b096c" officeooo:paragraph-rsid="001b0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1(Vue Cli , vue install, Create Project)</text:p>
      <text:p text:style-name="Standard"/>
      <text:p text:style-name="Standard">What is Vue Cli ?</text:p>
      <text:p text:style-name="Standard">-&gt; As Like as "Composer of Laravel". Vue cli is the dependency of VueJs.</text:p>
      <text:p text:style-name="Standard"/>
      <text:p text:style-name="Standard">Official Website :</text:p>
      <text:p text:style-name="Standard"/>
      <text:p text:style-name="Standard">https://cli.vuejs.org/guide/</text:p>
      <text:p text:style-name="Standard"/>
      <text:p text:style-name="Standard">******************************************</text:p>
      <text:p text:style-name="Standard">install vue CLi :</text:p>
      <text:p text:style-name="Standard"/>
      <text:p text:style-name="Standard"/>
      <text:p text:style-name="Standard">First Step: Install Vue</text:p>
      <text:p text:style-name="Standard">npm install -g @vue/cli</text:p>
      <text:p text:style-name="Standard"/>
      <text:p text:style-name="Standard"/>
      <text:p text:style-name="P2">Remember :</text:p>
      <text:p text:style-name="P3">no vue js version find in home</text:p>
      <text:p text:style-name="Standard"/>
      <text:p text:style-name="Standard">second Step: Create A fresh Project</text:p>
      <text:p text:style-name="Standard">vue create "Project name"</text:p>
      <text:p text:style-name="Standard"/>
      <text:p text:style-name="Standard">Third Step: Run This Project</text:p>
      <text:p text:style-name="Standard">npm run serve</text:p>
      <text:p text:style-name="Standard"/>
      <text:p text:style-name="Standard">version check:</text:p>
      <text:p text:style-name="Standard">vue --version</text:p>
      <text:p text:style-name="Standard"/>
      <text:p text:style-name="Standard">******************************************</text:p>
      <text:p text:style-name="Standard"/>
      <text:p text:style-name="Standard">Node_modules: All of NodeJs Pakages</text:p>
      <text:p text:style-name="Standard">app.js: all of js file,</text:p>
      <text:p text:style-name="Standard">main.js: all files load here, and this is main f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21:06:33.262272150</meta:creation-date>
    <dc:date>2020-04-19T02:36:12.893785700</dc:date>
    <meta:editing-duration>PT3H29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96" meta:character-count="604" meta:non-whitespace-character-count="529"/>
  </office:meta>
</office:document-meta>
</file>